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variant="normal" fo:text-transform="none" fo:color="#24292e" style:font-name="apple-system" fo:letter-spacing="normal" fo:font-style="normal" fo:font-weight="bold" officeooo:rsid="000371fe" officeooo:paragraph-rsid="000371fe"/>
    </style:style>
    <style:style style:name="P2" style:family="paragraph" style:parent-style-name="Text_20_body">
      <style:text-properties officeooo:rsid="000371fe" officeooo:paragraph-rsid="000371fe"/>
    </style:style>
    <style:style style:name="P3" style:family="paragraph" style:parent-style-name="Text_20_body">
      <style:text-properties style:font-name="Liberation Serif" fo:font-size="10pt" officeooo:rsid="000371fe" officeooo:paragraph-rsid="000371fe" style:font-size-asian="10pt" style:font-size-complex="10pt"/>
    </style:style>
    <style:style style:name="P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6"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7" style:family="paragraph" style:parent-style-name="Text_20_body">
      <style:paragraph-properties fo:margin-top="0cm" fo:margin-bottom="0cm" loext:contextual-spacing="false" fo:line-height="100%"/>
      <style:text-properties style:font-name="Liberation Serif" fo:font-size="10pt" officeooo:rsid="000371fe" officeooo:paragraph-rsid="000371fe" style:font-size-asian="10pt" style:font-size-complex="10pt"/>
    </style:style>
    <style:style style:name="P8" style:family="paragraph" style:parent-style-name="Text_20_body">
      <style:text-properties officeooo:rsid="000371fe" officeooo:paragraph-rsid="000371fe"/>
    </style:style>
    <style:style style:name="P9" style:family="paragraph" style:parent-style-name="Text_20_body">
      <style:text-properties officeooo:rsid="00080745" officeooo:paragraph-rsid="00080745"/>
    </style:style>
    <style:style style:name="P10" style:family="paragraph" style:parent-style-name="Text_20_body">
      <style:text-properties officeooo:rsid="00080745" officeooo:paragraph-rsid="0009aedc"/>
    </style:style>
    <style:style style:name="P11" style:family="paragraph" style:parent-style-name="Text_20_body">
      <style:text-properties fo:font-size="10pt" officeooo:rsid="00080745" officeooo:paragraph-rsid="00080745" style:font-size-asian="10pt" style:font-size-complex="10pt"/>
    </style:style>
    <style:style style:name="P12" style:family="paragraph" style:parent-style-name="Text_20_body">
      <style:text-properties fo:font-size="10pt" officeooo:rsid="00080745" officeooo:paragraph-rsid="0009aedc" style:font-size-asian="10pt" style:font-size-complex="10pt"/>
    </style:style>
    <style:style style:name="P13" style:family="paragraph" style:parent-style-name="Text_20_body">
      <style:text-properties fo:font-size="12pt" officeooo:rsid="00080745" officeooo:paragraph-rsid="0009aedc" style:font-size-asian="12pt" style:font-size-complex="12pt"/>
    </style:style>
    <style:style style:name="P14" style:family="paragraph" style:parent-style-name="Text_20_body">
      <style:text-properties fo:font-size="12pt" officeooo:rsid="00080745" officeooo:paragraph-rsid="00080745" style:font-size-asian="12pt" style:font-size-complex="12pt"/>
    </style:style>
    <style:style style:name="P15" style:family="paragraph" style:parent-style-name="Text_20_body">
      <style:text-properties fo:font-size="12pt" officeooo:rsid="0009aedc" officeooo:paragraph-rsid="0009aedc" style:font-size-asian="12pt" style:font-size-complex="12pt"/>
    </style:style>
    <style:style style:name="P16" style:family="paragraph" style:parent-style-name="Text_20_body">
      <style:text-properties fo:font-size="12pt" officeooo:rsid="000a2aeb" officeooo:paragraph-rsid="000a2aeb" style:font-size-asian="12pt" style:font-size-complex="12pt"/>
    </style:style>
    <style:style style:name="P17" style:family="paragraph" style:parent-style-name="Text_20_body">
      <style:text-properties officeooo:rsid="0009bec4" officeooo:paragraph-rsid="0009bec4"/>
    </style:style>
    <style:style style:name="P18" style:family="paragraph" style:parent-style-name="Text_20_body">
      <style:paragraph-properties fo:break-before="page"/>
      <style:text-properties officeooo:rsid="000371fe" officeooo:paragraph-rsid="000371fe"/>
    </style:style>
    <style:style style:name="P19"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T1" style:family="text">
      <style:text-properties fo:font-size="10pt" style:font-size-asian="10pt" style:font-size-complex="10pt"/>
    </style:style>
    <style:style style:name="T2" style:family="text">
      <style:text-properties officeooo:rsid="0009ae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UC Rio INF1316 Sistemas Operacionais T1 2019.2</text:h>
      <text:h text:style-name="P6" text:outline-level="3"><text:bookmark text:name="user-content-professor"/>Professor</text:h>
      <text:p text:style-name="P4">Luiz Fernando Bessa Seibel</text:p>
      <text:h text:style-name="P6" text:outline-level="3"><text:bookmark text:name="user-content-alunos"/>Alunos</text:h>
      <text:p text:style-name="P4">Lucas Rebello Damo</text:p>
      <text:p text:style-name="P5">Luiza Del Negro</text:p>
      <text:p text:style-name="P2"/>
      <text:p text:style-name="P18">Interpretador do tipo prioridade</text:p>
      <text:p text:style-name="P17">Comando:</text:p>
      <text:p text:style-name="P17">gcc -o prioridade prioridade.c fila.o</text:p>
      <text:p text:style-name="P2">exec.txt</text:p>
      <text:p text:style-name="P7">Run P1 PR=3</text:p>
      <text:p text:style-name="P7">Run P2 PR=2</text:p>
      <text:p text:style-name="P7">Run P1 PR=1</text:p>
      <text:p text:style-name="P7">Run P2 PR=5</text:p>
      <text:p text:style-name="P7">Run P1 PR=4</text:p>
      <text:p text:style-name="P2"/>
      <text:p text:style-name="P2">Saída:</text:p>
      <text:p text:style-name="P3">lucas@lucas-ubuntu:~/Documents/PUC-INF1316-Sistemas-Operacionais-T1-2019.2/prioridade$ ./prioridade </text:p>
      <text:p text:style-name="P3">Processo pai iniciado com pid 9380</text:p>
      <text:p text:style-name="P3">Escrito comando P1 prioridade 3</text:p>
      <text:p text:style-name="P3">Resumindo escalonador 9381</text:p>
      <text:p text:style-name="P3">Escalonador pid = 9381</text:p>
      <text:p text:style-name="P3">Comando P1 recebido com prioridade 3</text:p>
      <text:p text:style-name="P3">Executando 0 prioridadeRodando 100</text:p>
      <text:p text:style-name="P3">Iniciando processo P1</text:p>
      <text:p text:style-name="P3">getpid = 9381</text:p>
      <text:p text:style-name="P3">Waiter pid = 9382</text:p>
      <text:p text:style-name="P3">Get ppid = 9381</text:p>
      <text:p text:style-name="P3">Waiting for 0</text:p>
      <text:p text:style-name="P3">ESCREVENDO FFORK2 9383!</text:p>
      <text:p text:style-name="P3">Execl pid 9383</text:p>
      <text:p text:style-name="P3">fFork = 9383</text:p>
      <text:p text:style-name="P3">Parando escalonador 9381</text:p>
      <text:p text:style-name="P3">P1 (pid = 9383) Executando loop 1/11</text:p>
      <text:p text:style-name="P3">Escrito comando P2 prioridade 2</text:p>
      <text:p text:style-name="P3">Resumindo escalonador 9381</text:p>
      <text:p text:style-name="P3">Comando P2 recebido com prioridade 2</text:p>
      <text:p text:style-name="P3">Executando 9383 prioridadeRodando 3</text:p>
      <text:p text:style-name="P3">Parando processo 9383 com prioridade 3</text:p>
      <text:p text:style-name="P3">Iniciando processo P2</text:p>
      <text:p text:style-name="P3">getpid = 9381</text:p>
      <text:p text:style-name="P3"><text:soft-page-break/>Waiter pid = 9384</text:p>
      <text:p text:style-name="P3">Get ppid = 9381</text:p>
      <text:p text:style-name="P3">Waiting for 0</text:p>
      <text:p text:style-name="P3">ESCREVENDO FFORK2 9385!</text:p>
      <text:p text:style-name="P3">fFork = 9385</text:p>
      <text:p text:style-name="P3">Parando escalonador 9381</text:p>
      <text:p text:style-name="P3">Execl pid 9385</text:p>
      <text:p text:style-name="P3">P2 (pid = 9385) Executando loop 1/4</text:p>
      <text:p text:style-name="P3">Escrito comando P1 prioridade 1</text:p>
      <text:p text:style-name="P3">Resumindo escalonador 9381</text:p>
      <text:p text:style-name="P3">Comando P1 recebido com prioridade 1</text:p>
      <text:p text:style-name="P3">Executando 9385 prioridadeRodando 2</text:p>
      <text:p text:style-name="P3">Parando processo 9385 com prioridade 2</text:p>
      <text:p text:style-name="P3">Iniciando processo P1</text:p>
      <text:p text:style-name="P3">getpid = 9381</text:p>
      <text:p text:style-name="P3">Waiter pid = 9386</text:p>
      <text:p text:style-name="P3">Get ppid = 9381</text:p>
      <text:p text:style-name="P3">Waiting for 0</text:p>
      <text:p text:style-name="P3">ESCREVENDO FFORK2 9387!</text:p>
      <text:p text:style-name="P3">Execl pid 9387</text:p>
      <text:p text:style-name="P3">fFork = 9387</text:p>
      <text:p text:style-name="P3">Parando escalonador 9381</text:p>
      <text:p text:style-name="P3">P1 (pid = 9387) Executando loop 1/11</text:p>
      <text:p text:style-name="P3">Escrito comando P2 prioridade 5</text:p>
      <text:p text:style-name="P3">Resumindo escalonador 9381</text:p>
      <text:p text:style-name="P3">Comando P2 recebido com prioridade 5</text:p>
      <text:p text:style-name="P3">P1 (pid = 9387) Executando loop 2/11</text:p>
      <text:p text:style-name="P3">Escrito comando P1 prioridade 4</text:p>
      <text:p text:style-name="P3">Resumindo escalonador 9381</text:p>
      <text:p text:style-name="P3">Comando P1 recebido com prioridade 4</text:p>
      <text:p text:style-name="P3">P1 (pid = 9387) Executando loop 3/11</text:p>
      <text:p text:style-name="P3">Executando 9387 prioridadeRodando 1</text:p>
      <text:p text:style-name="P3">Processo nao vai ser executado, voltando para a lista</text:p>
      <text:p text:style-name="P3"><text:soft-page-break/>Parando escalonador 9381</text:p>
      <text:p text:style-name="P3">P1 (pid = 9387) Executando loop 4/11</text:p>
      <text:p text:style-name="P3">P1 (pid = 9387) Executando loop 5/11</text:p>
      <text:p text:style-name="P3">P1 (pid = 9387) Executando loop 6/11</text:p>
      <text:p text:style-name="P3">P1 (pid = 9387) Executando loop 7/11</text:p>
      <text:p text:style-name="P3">P1 (pid = 9387) Executando loop 8/11</text:p>
      <text:p text:style-name="P3">P1 (pid = 9387) Executando loop 9/11</text:p>
      <text:p text:style-name="P3">P1 (pid = 9387) Executando loop 10/11</text:p>
      <text:p text:style-name="P3">P1 (pid = 9387) Executando loop 11/11</text:p>
      <text:p text:style-name="P3">EXITED!! 0 paipid = 9381</text:p>
      <text:p text:style-name="P3">SIGCONT + SIGUSR ENVIADOS PARA 9381</text:p>
      <text:p text:style-name="P3">MORRE</text:p>
      <text:p text:style-name="P3">Signal received 10</text:p>
      <text:p text:style-name="P3">Executando 0 prioridadeRodando 1</text:p>
      <text:p text:style-name="P3">Resumindo processo 9385</text:p>
      <text:p text:style-name="P3">Parando escalonador 9381</text:p>
      <text:p text:style-name="P3">P2 (pid = 9385) Executando loop 2/4</text:p>
      <text:p text:style-name="P3">P2 (pid = 9385) Executando loop 3/4</text:p>
      <text:p text:style-name="P3">P2 (pid = 9385) Executando loop 4/4</text:p>
      <text:p text:style-name="P3">EXITED!! 0 paipid = 9381</text:p>
      <text:p text:style-name="P3">SIGCONT + SIGUSR ENVIADOS PARA 9381</text:p>
      <text:p text:style-name="P3">MORRE</text:p>
      <text:p text:style-name="P3">Signal received 10</text:p>
      <text:p text:style-name="P3">Executando 0 prioridadeRodando 2</text:p>
      <text:p text:style-name="P3">Resumindo processo 9383</text:p>
      <text:p text:style-name="P3">Parando escalonador 9381</text:p>
      <text:p text:style-name="P3">P1 (pid = 9383) Executando loop 2/11</text:p>
      <text:p text:style-name="P3">P1 (pid = 9383) Executando loop 3/11</text:p>
      <text:p text:style-name="P3">P1 (pid = 9383) Executando loop 4/11</text:p>
      <text:p text:style-name="P3">P1 (pid = 9383) Executando loop 5/11</text:p>
      <text:p text:style-name="P3">P1 (pid = 9383) Executando loop 6/11</text:p>
      <text:p text:style-name="P3">P1 (pid = 9383) Executando loop 7/11</text:p>
      <text:p text:style-name="P3">P1 (pid = 9383) Executando loop 8/11</text:p>
      <text:p text:style-name="P3"><text:soft-page-break/>P1 (pid = 9383) Executando loop 9/11</text:p>
      <text:p text:style-name="P3">P1 (pid = 9383) Executando loop 10/11</text:p>
      <text:p text:style-name="P3">P1 (pid = 9383) Executando loop 11/11</text:p>
      <text:p text:style-name="P3">EXITED!! 0 paipid = 9381</text:p>
      <text:p text:style-name="P3">SIGCONT + SIGUSR ENVIADOS PARA 9381</text:p>
      <text:p text:style-name="P3">MORRE</text:p>
      <text:p text:style-name="P3">Signal received 10</text:p>
      <text:p text:style-name="P3">Executando 0 prioridadeRodando 3</text:p>
      <text:p text:style-name="P3">Iniciando processo P1</text:p>
      <text:p text:style-name="P3">getpid = 9381</text:p>
      <text:p text:style-name="P3">Waiter pid = 9392</text:p>
      <text:p text:style-name="P3">Get ppid = 9381</text:p>
      <text:p text:style-name="P3">Waiting for 0</text:p>
      <text:p text:style-name="P3">ESCREVENDO FFORK2 9393!</text:p>
      <text:p text:style-name="P3">Execl pid 9393</text:p>
      <text:p text:style-name="P3">fFork = 9393</text:p>
      <text:p text:style-name="P3">Parando escalonador 9381</text:p>
      <text:p text:style-name="P3">P1 (pid = 9393) Executando loop 1/11</text:p>
      <text:p text:style-name="P3">P1 (pid = 9393) Executando loop 2/11</text:p>
      <text:p text:style-name="P3">P1 (pid = 9393) Executando loop 3/11</text:p>
      <text:p text:style-name="P3">P1 (pid = 9393) Executando loop 4/11</text:p>
      <text:p text:style-name="P3">P1 (pid = 9393) Executando loop 5/11</text:p>
      <text:p text:style-name="P3">P1 (pid = 9393) Executando loop 6/11</text:p>
      <text:p text:style-name="P3">P1 (pid = 9393) Executando loop 7/11</text:p>
      <text:p text:style-name="P3">P1 (pid = 9393) Executando loop 8/11</text:p>
      <text:p text:style-name="P3">P1 (pid = 9393) Executando loop 9/11</text:p>
      <text:p text:style-name="P3">P1 (pid = 9393) Executando loop 10/11</text:p>
      <text:p text:style-name="P3">P1 (pid = 9393) Executando loop 11/11</text:p>
      <text:p text:style-name="P3">EXITED!! 0 paipid = 9381</text:p>
      <text:p text:style-name="P3">SIGCONT + SIGUSR ENVIADOS PARA 9381</text:p>
      <text:p text:style-name="P3">MORRE</text:p>
      <text:p text:style-name="P3">Signal received 10</text:p>
      <text:p text:style-name="P3">Executando 0 prioridadeRodando 4</text:p>
      <text:p text:style-name="P3"><text:soft-page-break/>Iniciando processo P2</text:p>
      <text:p text:style-name="P3">getpid = 9381</text:p>
      <text:p text:style-name="P3">Waiter pid = 9395</text:p>
      <text:p text:style-name="P3">Get ppid = 9381</text:p>
      <text:p text:style-name="P3">Waiting for 0</text:p>
      <text:p text:style-name="P3">ESCREVENDO FFORK2 9396!</text:p>
      <text:p text:style-name="P3">Execl pid 9396</text:p>
      <text:p text:style-name="P3">fFork = 9396</text:p>
      <text:p text:style-name="P3">Parando escalonador 9381</text:p>
      <text:p text:style-name="P3">P2 (pid = 9396) Executando loop 1/4</text:p>
      <text:p text:style-name="P3">P2 (pid = 9396) Executando loop 2/4</text:p>
      <text:p text:style-name="P3">P2 (pid = 9396) Executando loop 3/4</text:p>
      <text:p text:style-name="P3">P2 (pid = 9396) Executando loop 4/4</text:p>
      <text:p text:style-name="P3">EXITED!! 0 paipid = 9381</text:p>
      <text:p text:style-name="P3">SIGCONT + SIGUSR ENVIADOS PARA 9381</text:p>
      <text:p text:style-name="P3">MORRE</text:p>
      <text:p text:style-name="P3">Signal received 10</text:p>
      <text:p text:style-name="P3">Executando 0 prioridadeRodando 5</text:p>
      <text:p text:style-name="P3">Fim da fila e dos comandos... Saindo do programa</text:p>
      <text:p text:style-name="P2"><text:tab/>Como esperado o escalonador por prioridade começa executando o primeiro que recebe, por ser o primeiro da fila e assim que recebe um novo comando, um segundo depois de ter começado o anterior, ele pausa o processo que estava executando e inicia o novo processo com prioridade maior. Esse comportamento se repete em todos os comandos que recebe, quando a prioridade é maior do que a do programa executando ele o interrompe e inicia o de maior prioridade, colocando o que antes estava executando de volta a fila com sua respectiva prioridade. Quando a prioridade do comando recém recebido é menor do que a do programa que está executando, ele simplesmente coloca-o na fila para ser executado futuramente, após o atual terminar. </text:p>
      <text:p text:style-name="P2"><text:tab/>O programa foi construido de forma a evitar um loop eterno, para isso o processo filho é capaz de mandar um sinal acordando o escalonador quando o mesmo termina, e o interpretador faz o mesmo quando envia um novo comando.</text:p>
      <text:p text:style-name="P2"/>
      <text:p text:style-name="P2"/>
      <text:p text:style-name="P2"/>
      <text:p text:style-name="P2"/>
      <text:p text:style-name="P2"/>
      <text:p text:style-name="P2"><text:soft-page-break/></text:p>
      <text:p text:style-name="P9">Interpretador tipo RoundRobin</text:p>
      <text:p text:style-name="P17">Comando para execucao:<text:line-break/>gcc -o rr roundrobin.c fila.o</text:p>
      <text:p text:style-name="P9">exec.txt</text:p>
      <text:p text:style-name="P11">Run P1<text:line-break/>Run P2<text:line-break/>Run P1<text:line-break/>Run P1<text:line-break/>Run P2</text:p>
      <text:p text:style-name="P9">Saida:</text:p>
      <text:p text:style-name="P11">Processo pai iniciado com pid 2279<text:line-break/>Comando P1 recebido<text:line-break/>Escalonador pid = 2280<text:line-break/>Executando 0<text:line-break/>Não há nenhum outro processo na fila, continuando a execução do 0!<text:line-break/>Comando P2 recebido<text:line-break/>Executando 0<text:line-break/>Iniciando processo P2<text:line-break/>Executando processo... 2281<text:line-break/>Não foi possivel executar o programa P2<text:line-break/>Comando P1 recebido<text:line-break/>Executando 2281<text:line-break/>Processo terminou 2281<text:line-break/>Iniciando processo P1<text:line-break/>Executando processo... 2282<text:line-break/>Não foi possivel executar o programa P1<text:line-break/>Comando P1 recebido<text:line-break/>Executando 2282<text:line-break/>Processo terminou 2282<text:line-break/>Iniciando processo P1<text:line-break/>Executando processo... 2283<text:line-break/>Não foi possivel executar o programa P1<text:line-break/>Comando P2 recebido<text:line-break/>Executando 2283<text:line-break/>Processo terminou 2283<text:line-break/>Iniciando processo P2<text:line-break/>Executando processo... 2284<text:line-break/>Não foi possivel executar o programa P2<text:line-break/>Executando 2284<text:line-break/>Processo terminou 2284 e não há mais processos na fila!</text:p>
      <text:p text:style-name="P9">Conclusao:</text:p>
      <text:p text:style-name="P13"><text:span text:style-name="T2">Um escalonador RoundRobin executa um programa por determinada fatia de tempo, se seu funcioanmento não e concluido, o processo e interrompido, seu status sera salvo e o processo passara </text:span><text:soft-page-break/><text:span text:style-name="T2">para o fim da fila. Assim, dando vez ao próximo programa. Esse tipo de escalonamento, apesar de poder tomar mais tempo e execucoes, impede a inanicao.</text:span></text:p>
      <text:p text:style-name="P14">No caso <text:span text:style-name="T2">dos nossos </text:span><text:s/>programas, <text:span text:style-name="T2">eles </text:span><text:s/>terminam de serem executados em suas primeiras fatias de tempo, <text:span text:style-name="T2">não mostrando explicitamente como a interrupcao de processo ocorre. Tal fato seria visivel atraves da exibicao dos pids.</text:span></text:p>
      <text:p text:style-name="P11"/>
      <text:p text:style-name="P11"/>
      <text:p text:style-name="P11"/>
      <text:p text:style-name="P11"/>
      <text:p text:style-name="P11"/>
      <text:p text:style-name="P10">Interpretador tipo <text:span text:style-name="T2">RealTime</text:span></text:p>
      <text:p text:style-name="P17">Comando:<text:line-break/>gcc -o rt realtime.c</text:p>
      <text:p text:style-name="P10">exec.txt</text:p>
      <text:p text:style-name="P12">Run P1 I=1 D=2<text:line-break/>Run P2 I=P1 D=4<text:line-break/>Run P1 I=P2 D=1<text:line-break/>Run P1 I=2 D=1<text:line-break/>Run P2 I=45 D=15</text:p>
      <text:p text:style-name="P13">Saida:</text:p>
      <text:p text:style-name="P13">Inicio do pai</text:p>
      <text:p text:style-name="P13">Processo pai iniciado com pid 2503</text:p>
      <text:p text:style-name="P13">Inicio do filho</text:p>
      <text:p text:style-name="P13">Testando mem comp; P1 d 2 i 1</text:p>
      <text:p text:style-name="P13">2504 Segundos = 0 programa[segundos] =&gt; inicio = 0 duracao = 0</text:p>
      <text:p text:style-name="P13">2504 Segundos = 1 programa[segundos] =&gt; inicio = 1 duracao = 2</text:p>
      <text:p text:style-name="P13">Executando processo... 2505</text:p>
      <text:p text:style-name="P13">Não foi possivel executar o programa P1</text:p>
      <text:p text:style-name="P13">Achou o inicio! 2</text:p>
      <text:p text:style-name="P13">2504 Segundos = 2 programa[segundos] =&gt; inicio = 1 duracao = 2</text:p>
      <text:p text:style-name="P13">Processo executando P1 Inicio 1 Duracao 2 Pid 2505</text:p>
      <text:p text:style-name="P13">Achou o inicio! 6</text:p>
      <text:p text:style-name="P13">2504 Segundos = 3 programa[segundos] =&gt; inicio = 3 duracao = 4</text:p>
      <text:p text:style-name="P13"><text:soft-page-break/>Processo executando P1 Inicio 1 Duracao 2 Pid 2505</text:p>
      <text:p text:style-name="P13">Executando processo... 2506</text:p>
      <text:p text:style-name="P13">Não foi possivel executar o programa P2</text:p>
      <text:p text:style-name="P13">Não foi possivel adicionar o programa P1 no tempo 2</text:p>
      <text:p text:style-name="P13">2504 Segundos = 4 programa[segundos] =&gt; inicio = 3 duracao = 4</text:p>
      <text:p text:style-name="P13">Processo executando P2 Inicio 3 Duracao 4 Pid 2506</text:p>
      <text:p text:style-name="P13">Tempo de inicio + duracao &gt;= 60!</text:p>
      <text:p text:style-name="P13">luiza@luiza-VirtualBox:~/Documents/PUC/PUC-INF1316-Sistemas-Operacionais-T1-2019.2/real-time$ 2504 Segundos = 5 programa[segundos] =&gt; inicio = 3 duracao = 4</text:p>
      <text:p text:style-name="P13">Processo executando P2 Inicio 3 Duracao 4 Pid 2506</text:p>
      <text:p text:style-name="P13">2504 Segundos = 6 programa[segundos] =&gt; inicio = 3 duracao = 4</text:p>
      <text:p text:style-name="P13">Processo executando P2 Inicio 3 Duracao 4 Pid 2506</text:p>
      <text:p text:style-name="P13">2504 Segundos = 7 programa[segundos] =&gt; inicio = 7 duracao = 1</text:p>
      <text:p text:style-name="P13">Processo executando P2 Inicio 3 Duracao 4 Pid 2506</text:p>
      <text:p text:style-name="P13">Executando processo... 2507</text:p>
      <text:p text:style-name="P13">Não foi possivel executar o programa P1</text:p>
      <text:p text:style-name="P13">2504 Segundos = 8 programa[segundos] =&gt; inicio = 0 duracao = 0</text:p>
      <text:p text:style-name="P13">Processo executando P1 Inicio 7 Duracao 1 Pid 2507</text:p>
      <text:p text:style-name="P13">Fim do tempo do processo executando, parando-o! 2507</text:p>
      <text:p text:style-name="P13">2504 Segundos = 9 programa[segundos] =&gt; inicio = 0 duracao = 0</text:p>
      <text:p text:style-name="P13">2504 Segundos = 10 programa[segundos] =&gt; inicio = 0 duracao = 0</text:p>
      <text:p text:style-name="P13">2504 Segundos = 11 programa[segundos] =&gt; inicio = 0 duracao = 0</text:p>
      <text:p text:style-name="P13">2504 Segundos = 12 programa[segundos] =&gt; inicio = 0 duracao = 0</text:p>
      <text:p text:style-name="P13">2504 Segundos = 13 programa[segundos] =&gt; inicio = 0 duracao = 0</text:p>
      <text:p text:style-name="P13">2504 Segundos = 14 programa[segundos] =&gt; inicio = 0 duracao = 0</text:p>
      <text:p text:style-name="P13">2504 Segundos = 15 programa[segundos] =&gt; inicio = 0 duracao = 0</text:p>
      <text:p text:style-name="P13">2504 Segundos = 16 programa[segundos] =&gt; inicio = 0 duracao = 0</text:p>
      <text:p text:style-name="P13">2504 Segundos = 17 programa[segundos] =&gt; inicio = 0 duracao = 0</text:p>
      <text:p text:style-name="P13">2504 Segundos = 18 programa[segundos] =&gt; inicio = 0 duracao = 0</text:p>
      <text:p text:style-name="P13">2504 Segundos = 19 programa[segundos] =&gt; inicio = 0 duracao = 0</text:p>
      <text:p text:style-name="P13"><text:soft-page-break/>2504 Segundos = 20 programa[segundos] =&gt; inicio = 0 duracao = 0</text:p>
      <text:p text:style-name="P13">2504 Segundos = 21 programa[segundos] =&gt; inicio = 0 duracao = 0</text:p>
      <text:p text:style-name="P13">2504 Segundos = 22 programa[segundos] =&gt; inicio = 0 duracao = 0</text:p>
      <text:p text:style-name="P13">2504 Segundos = 23 programa[segundos] =&gt; inicio = 0 duracao = 0</text:p>
      <text:p text:style-name="P13">2504 Segundos = 24 programa[segundos] =&gt; inicio = 0 duracao = 0</text:p>
      <text:p text:style-name="P13">2504 Segundos = 25 programa[segundos] =&gt; inicio = 0 duracao = 0</text:p>
      <text:p text:style-name="P13">2504 Segundos = 26 programa[segundos] =&gt; inicio = 0 duracao = 0</text:p>
      <text:p text:style-name="P13">2504 Segundos = 27 programa[segundos] =&gt; inicio = 0 duracao = 0</text:p>
      <text:p text:style-name="P13">2504 Segundos = 28 programa[segundos] =&gt; inicio = 0 duracao = 0</text:p>
      <text:p text:style-name="P13">2504 Segundos = 29 programa[segundos] =&gt; inicio = 0 duracao = 0</text:p>
      <text:p text:style-name="P13">2504 Segundos = 30 programa[segundos] =&gt; inicio = 0 duracao = 0</text:p>
      <text:p text:style-name="P13">2504 Segundos = 31 programa[segundos] =&gt; inicio = 0 duracao = 0</text:p>
      <text:p text:style-name="P13">2504 Segundos = 32 programa[segundos] =&gt; inicio = 0 duracao = 0</text:p>
      <text:p text:style-name="P13">2504 Segundos = 33 programa[segundos] =&gt; inicio = 0 duracao = 0</text:p>
      <text:p text:style-name="P13">2504 Segundos = 34 programa[segundos] =&gt; inicio = 0 duracao = 0</text:p>
      <text:p text:style-name="P13">2504 Segundos = 35 programa[segundos] =&gt; inicio = 0 duracao = 0</text:p>
      <text:p text:style-name="P13">2504 Segundos = 36 programa[segundos] =&gt; inicio = 0 duracao = 0</text:p>
      <text:p text:style-name="P13">2504 Segundos = 37 programa[segundos] =&gt; inicio = 0 duracao = 0</text:p>
      <text:p text:style-name="P13">2504 Segundos = 38 programa[segundos] =&gt; inicio = 0 duracao = 0</text:p>
      <text:p text:style-name="P13">2504 Segundos = 39 programa[segundos] =&gt; inicio = 0 duracao = 0</text:p>
      <text:p text:style-name="P13">2504 Segundos = 40 programa[segundos] =&gt; inicio = 0 duracao = 0</text:p>
      <text:p text:style-name="P13">2504 Segundos = 41 programa[segundos] =&gt; inicio = 0 duracao = 0</text:p>
      <text:p text:style-name="P13">2504 Segundos = 42 programa[segundos] =&gt; inicio = 0 duracao = 0</text:p>
      <text:p text:style-name="P13">2504 Segundos = 43 programa[segundos] =&gt; inicio = 0 duracao = 0</text:p>
      <text:p text:style-name="P13">2504 Segundos = 44 programa[segundos] =&gt; inicio = 0 duracao = 0</text:p>
      <text:p text:style-name="P13">2504 Segundos = 45 programa[segundos] =&gt; inicio = 0 duracao = 0</text:p>
      <text:p text:style-name="P13">2504 Segundos = 46 programa[segundos] =&gt; inicio = 0 duracao = 0</text:p>
      <text:p text:style-name="P13">2504 Segundos = 47 programa[segundos] =&gt; inicio = 0 duracao = 0</text:p>
      <text:p text:style-name="P13">2504 Segundos = 48 programa[segundos] =&gt; inicio = 0 duracao = 0</text:p>
      <text:p text:style-name="P13">2504 Segundos = 49 programa[segundos] =&gt; inicio = 0 duracao = 0</text:p>
      <text:p text:style-name="P13"><text:soft-page-break/>2504 Segundos = 50 programa[segundos] =&gt; inicio = 0 duracao = 0</text:p>
      <text:p text:style-name="P13">2504 Segundos = 51 programa[segundos] =&gt; inicio = 0 duracao = 0</text:p>
      <text:p text:style-name="P13">2504 Segundos = 52 programa[segundos] =&gt; inicio = 0 duracao = 0</text:p>
      <text:p text:style-name="P13">2504 Segundos = 53 programa[segundos] =&gt; inicio = 0 duracao = 0</text:p>
      <text:p text:style-name="P13">2504 Segundos = 54 programa[segundos] =&gt; inicio = 0 duracao = 0</text:p>
      <text:p text:style-name="P13">2504 Segundos = 55 programa[segundos] =&gt; inicio = 0 duracao = 0</text:p>
      <text:p text:style-name="P13">2504 Segundos = 56 programa[segundos] =&gt; inicio = 0 duracao = 0</text:p>
      <text:p text:style-name="P13">2504 Segundos = 57 programa[segundos] =&gt; inicio = 0 duracao = 0</text:p>
      <text:p text:style-name="P13">2504 Segundos = 58 programa[segundos] =&gt; inicio = 0 duracao = 0</text:p>
      <text:p text:style-name="P13">2504 Segundos = 59 programa[segundos] =&gt; inicio = 0 duracao = 0</text:p>
      <text:p text:style-name="P13">2504 Segundos = 0 programa[segundos] =&gt; inicio = 0 duracao = 0</text:p>
      <text:p text:style-name="P13">2504 Segundos = 1 programa[segundos] =&gt; inicio = 1 duracao = 2</text:p>
      <text:p text:style-name="P13">Continuado processo 2505</text:p>
      <text:p text:style-name="P13">2504 Segundos = 2 programa[segundos] =&gt; inicio = 1 duracao = 2</text:p>
      <text:p text:style-name="P13">Processo executando P1 Inicio 1 Duracao 2 Pid 2505</text:p>
      <text:p text:style-name="P13">2504 Segundos = 3 programa[segundos] =&gt; inicio = 3 duracao = 4</text:p>
      <text:p text:style-name="P13">Processo executando P1 Inicio 1 Duracao 2 Pid 2505</text:p>
      <text:p text:style-name="P13">2504 Segundos = 4 programa[segundos] =&gt; inicio = 3 duracao = 4</text:p>
      <text:p text:style-name="P13">Processo executando P2 Inicio 3 Duracao 4 Pid 2506</text:p>
      <text:p text:style-name="P13">2504 Segundos = 5 programa[segundos] =&gt; inicio = 3 duracao = 4</text:p>
      <text:p text:style-name="P13">Processo executando P2 Inicio 3 Duracao 4 Pid 2506</text:p>
      <text:p text:style-name="P13">2504 Segundos = 6 programa[segundos] =&gt; inicio = 3 duracao = 4</text:p>
      <text:p text:style-name="P13">Processo executando P2 Inicio 3 Duracao 4 Pid 2506</text:p>
      <text:p text:style-name="P13">2504 Segundos = 7 programa[segundos] =&gt; inicio = 7 duracao = 1</text:p>
      <text:p text:style-name="P13">Processo executando P2 Inicio 3 Duracao 4 Pid 2506</text:p>
      <text:p text:style-name="P13">2504 Segundos = 8 programa[segundos] =&gt; inicio = 0 duracao = 0</text:p>
      <text:p text:style-name="P13">Processo executando P1 Inicio 7 Duracao 1 Pid 2507</text:p>
      <text:p text:style-name="P13">Fim do tempo do processo executando, parando-o! 2507</text:p>
      <text:p text:style-name="P13">2504 Segundos = 9 programa[segundos] =&gt; inicio = 0 duracao = 0</text:p>
      <text:p text:style-name="P13">2504 Segundos = 10 programa[segundos] =&gt; inicio = 0 duracao = 0</text:p>
      <text:p text:style-name="P13"><text:soft-page-break/>2504 Segundos = 11 programa[segundos] =&gt; inicio = 0 duracao = 0</text:p>
      <text:p text:style-name="P13">2504 Segundos = 12 programa[segundos] =&gt; inicio = 0 duracao = 0</text:p>
      <text:p text:style-name="P13">2504 Segundos = 13 programa[segundos] =&gt; inicio = 0 duracao = 0</text:p>
      <text:p text:style-name="P13">2504 Segundos = 14 programa[segundos] =&gt; inicio = 0 duracao = 0</text:p>
      <text:p text:style-name="P13">n2504 Segundos = 15 programa[segundos] =&gt; inicio = 0 duracao = 0</text:p>
      <text:p text:style-name="P13">2504 Segundos = 16 programa[segundos] =&gt; inicio = 0 duracao = 0</text:p>
      <text:p text:style-name="P13">2504 Segundos = 17 programa[segundos] =&gt; inicio = 0 duracao = 0</text:p>
      <text:p text:style-name="P13">2504 Segundos = 18 programa[segundos] =&gt; inicio = 0 duracao = 0</text:p>
      <text:p text:style-name="P13">2504 Segundos = 19 programa[segundos] =&gt; inicio = 0 duracao = 0</text:p>
      <text:p text:style-name="P13">2504 Segundos = 20 programa[segundos] =&gt; inicio = 0 duracao = 0</text:p>
      <text:p text:style-name="P13">2504 Segundos = 21 programa[segundos] =&gt; inicio = 0 duracao = 0</text:p>
      <text:p text:style-name="P13">2504 Segundos = 22 programa[segundos] =&gt; inicio = 0 duracao = 0</text:p>
      <text:p text:style-name="P13">2504 Segundos = 23 programa[segundos] =&gt; inicio = 0 duracao = 0</text:p>
      <text:p text:style-name="P13">2504 Segundos = 24 programa[segundos] =&gt; inicio = 0 duracao = 0</text:p>
      <text:p text:style-name="P13">2504 Segundos = 25 programa[segundos] =&gt; inicio = 0 duracao = 0</text:p>
      <text:p text:style-name="P13">2504 Segundos = 26 programa[segundos] =&gt; inicio = 0 duracao = 0</text:p>
      <text:p text:style-name="P13">2504 Segundos = 27 programa[segundos] =&gt; inicio = 0 duracao = 0</text:p>
      <text:p text:style-name="P13">2504 Segundos = 28 programa[segundos] =&gt; inicio = 0 duracao = 0</text:p>
      <text:p text:style-name="P13">2504 Segundos = 29 programa[segundos] =&gt; inicio = 0 duracao = 0</text:p>
      <text:p text:style-name="P13">2504 Segundos = 30 programa[segundos] =&gt; inicio = 0 duracao = 0</text:p>
      <text:p text:style-name="P13">2504 Segundos = 31 programa[segundos] =&gt; inicio = 0 duracao = 0</text:p>
      <text:p text:style-name="P13">2504 Segundos = 32 programa[segundos] =&gt; inicio = 0 duracao = 0</text:p>
      <text:p text:style-name="P13">2504 Segundos = 33 programa[segundos] =&gt; inicio = 0 duracao = 0</text:p>
      <text:p text:style-name="P13">2504 Segundos = 34 programa[segundos] =&gt; inicio = 0 duracao = 0</text:p>
      <text:p text:style-name="P13">2504 Segundos = 35 programa[segundos] =&gt; inicio = 0 duracao = 0</text:p>
      <text:p text:style-name="P13">2504 Segundos = 36 programa[segundos] =&gt; inicio = 0 duracao = 0</text:p>
      <text:p text:style-name="P13">2504 Segundos = 37 programa[segundos] =&gt; inicio = 0 duracao = 0</text:p>
      <text:p text:style-name="P13">2504 Segundos = 38 programa[segundos] =&gt; inicio = 0 duracao = 0</text:p>
      <text:p text:style-name="P13">2504 Segundos = 39 programa[segundos] =&gt; inicio = 0 duracao = 0</text:p>
      <text:p text:style-name="P13">2504 Segundos = 40 programa[segundos] =&gt; inicio = 0 duracao = 0</text:p>
      <text:p text:style-name="P13"><text:soft-page-break/>2504 Segundos = 41 programa[segundos] =&gt; inicio = 0 duracao = 0</text:p>
      <text:p text:style-name="P13">2504 Segundos = 42 programa[segundos] =&gt; inicio = 0 duracao = 0</text:p>
      <text:p text:style-name="P13">2504 Segundos = 43 programa[segundos] =&gt; inicio = 0 duracao = 0</text:p>
      <text:p text:style-name="P13">2504 Segundos = 44 programa[segundos] =&gt; inicio = 0 duracao = 0</text:p>
      <text:p text:style-name="P13">2504 Segundos = 45 programa[segundos] =&gt; inicio = 0 duracao = 0</text:p>
      <text:p text:style-name="P13">2504 Segundos = 46 programa[segundos] =&gt; inicio = 0 duracao = 0</text:p>
      <text:p text:style-name="P13">2504 Segundos = 47 programa[segundos] =&gt; inicio = 0 duracao = 0</text:p>
      <text:p text:style-name="P13">2504 Segundos = 48 programa[segundos] =&gt; inicio = 0 duracao = 0</text:p>
      <text:p text:style-name="P13">2504 Segundos = 49 programa[segundos] =&gt; inicio = 0 duracao = 0</text:p>
      <text:p text:style-name="P13">2504 Segundos = 50 programa[segundos] =&gt; inicio = 0 duracao = 0</text:p>
      <text:p text:style-name="P13">2504 Segundos = 51 programa[segundos] =&gt; inicio = 0 duracao = 0</text:p>
      <text:p text:style-name="P13">2504 Segundos = 52 programa[segundos] =&gt; inicio = 0 duracao = 0</text:p>
      <text:p text:style-name="P13">2504 Segundos = 53 programa[segundos] =&gt; inicio = 0 duracao = 0</text:p>
      <text:p text:style-name="P13">2504 Segundos = 54 programa[segundos] =&gt; inicio = 0 duracao = 0</text:p>
      <text:p text:style-name="P13">2504 Segundos = 55 programa[segundos] =&gt; inicio = 0 duracao = 0</text:p>
      <text:p text:style-name="P13">2504 Segundos = 56 programa[segundos] =&gt; inicio = 0 duracao = 0</text:p>
      <text:p text:style-name="P13"/>
      <text:p text:style-name="P13">2504 Segundos = 57 programa[segundos] =&gt; inicio = 0 duracao = 0</text:p>
      <text:p text:style-name="P13">2504 Segundos = 58 programa[segundos] =&gt; inicio = 0 duracao = 0</text:p>
      <text:p text:style-name="P13">n2504 Segundos = 59 programa[segundos] =&gt; inicio = 0 duracao = 0</text:p>
      <text:p text:style-name="P13">n: command not found</text:p>
      <text:p text:style-name="P13">luiza@luiza-VirtualBox:~/Documents/PUC/PUC-INF1316-Sistemas-Operacionais-T1-2019.2/real-time$ n2504 Segundos = 0 programa[segundos] =&gt; inicio = 0 duracao = 0</text:p>
      <text:p text:style-name="P13">2504 Segundos = 1 programa[segundos] =&gt; inicio = 1 duracao = 2</text:p>
      <text:p text:style-name="P13">Continuado processo 2505</text:p>
      <text:p text:style-name="P13">2504 Segundos = 2 programa[segundos] =&gt; inicio = 1 duracao = 2</text:p>
      <text:p text:style-name="P13">Processo executando P1 Inicio 1 Duracao 2 Pid 2505</text:p>
      <text:p text:style-name="P13">2504 Segundos = 3 programa[segundos] =&gt; inicio = 3 duracao = 4</text:p>
      <text:p text:style-name="P13">Processo executando P1 Inicio 1 Duracao 2 Pid 2505</text:p>
      <text:p text:style-name="P13">2504 Segundos = 4 programa[segundos] =&gt; inicio = 3 duracao = 4</text:p>
      <text:p text:style-name="P13"><text:soft-page-break/>Processo executando P2 Inicio 3 Duracao 4 Pid 2506</text:p>
      <text:p text:style-name="P13">2504 Segundos = 5 programa[segundos] =&gt; inicio = 3 duracao = 4</text:p>
      <text:p text:style-name="P13">Processo executando P2 Inicio 3 Duracao 4 Pid 2506</text:p>
      <text:p text:style-name="P13">2504 Segundos = 6 programa[segundos] =&gt; inicio = 3 duracao = 4</text:p>
      <text:p text:style-name="P13">Processo executando P2 Inicio 3 Duracao 4 Pid 2506</text:p>
      <text:p text:style-name="P13">2504 Segundos = 7 programa[segundos] =&gt; inicio = 7 duracao = 1</text:p>
      <text:p text:style-name="P13">Processo executando P2 Inicio 3 Duracao 4 Pid 2506</text:p>
      <text:p text:style-name="P13">2504 Segundos = 8 programa[segundos] =&gt; inicio = 0 duracao = 0</text:p>
      <text:p text:style-name="P13">Processo executando P1 Inicio 7 Duracao 1 Pid 2507</text:p>
      <text:p text:style-name="P13">Fim do tempo do processo executando, parando-o! 2507</text:p>
      <text:p text:style-name="P13">2504 Segundos = 9 programa[segundos] =&gt; inicio = 0 duracao = 0</text:p>
      <text:p text:style-name="P13">2504 Segundos = 10 programa[segundos] =&gt; inicio = 0 duracao = 0</text:p>
      <text:p text:style-name="P13">2504 Segundos = 11 programa[segundos] =&gt; inicio = 0 duracao = 0</text:p>
      <text:p text:style-name="P13">2504 Segundos = 12 programa[segundos] =&gt; inicio = 0 duracao = 0</text:p>
      <text:p text:style-name="P13">2504 Segundos = 13 programa[segundos] =&gt; inicio = 0 duracao = 0</text:p>
      <text:p text:style-name="P13">2504 Segundos = 14 programa[segundos] =&gt; inicio = 0 duracao = 0</text:p>
      <text:p text:style-name="P13">2504 Segundos = 15 programa[segundos] =&gt; inicio = 0 duracao = 0</text:p>
      <text:p text:style-name="P13">2504 Segundos = 16 programa[segundos] =&gt; inicio = 0 duracao = 0</text:p>
      <text:p text:style-name="P13">2504 Segundos = 17 programa[segundos] =&gt; inicio = 0 duracao = 0</text:p>
      <text:p text:style-name="P13">2504 Segundos = 18 programa[segundos] =&gt; inicio = 0 duracao = 0</text:p>
      <text:p text:style-name="P13">2504 Segundos = 19 programa[segundos] =&gt; inicio = 0 duracao = 0</text:p>
      <text:p text:style-name="P13">2504 Segundos = 20 programa[segundos] =&gt; inicio = 0 duracao = 0</text:p>
      <text:p text:style-name="P13">2504 Segundos = 21 programa[segundos] =&gt; inicio = 0 duracao = 0</text:p>
      <text:p text:style-name="P13">2504 Segundos = 22 programa[segundos] =&gt; inicio = 0 duracao = 0</text:p>
      <text:p text:style-name="P13">2504 Segundos = 23 programa[segundos] =&gt; inicio = 0 duracao = 0</text:p>
      <text:p text:style-name="P13">2504 Segundos = 24 programa[segundos] =&gt; inicio = 0 duracao = 0</text:p>
      <text:p text:style-name="P13">2504 Segundos = 25 programa[segundos] =&gt; inicio = 0 duracao = 0</text:p>
      <text:p text:style-name="P13">2504 Segundos = 26 programa[segundos] =&gt; inicio = 0 duracao = 0</text:p>
      <text:p text:style-name="P13">2504 Segundos = 27 programa[segundos] =&gt; inicio = 0 duracao = 0</text:p>
      <text:p text:style-name="P13">2504 Segundos = 28 programa[segundos] =&gt; inicio = 0 duracao = 0</text:p>
      <text:p text:style-name="P13"><text:soft-page-break/>2504 Segundos = 29 programa[segundos] =&gt; inicio = 0 duracao = 0</text:p>
      <text:p text:style-name="P13">2504 Segundos = 30 programa[segundos] =&gt; inicio = 0 duracao = 0</text:p>
      <text:p text:style-name="P13">2504 Segundos = 31 programa[segundos] =&gt; inicio = 0 duracao = 0</text:p>
      <text:p text:style-name="P13">2504 Segundos = 32 programa[segundos] =&gt; inicio = 0 duracao = 0</text:p>
      <text:p text:style-name="P13">2504 Segundos = 33 programa[segundos] =&gt; inicio = 0 duracao = 0</text:p>
      <text:p text:style-name="P13">2504 Segundos = 34 programa[segundos] =&gt; inicio = 0 duracao = 0</text:p>
      <text:p text:style-name="P13">2504 Segundos = 35 programa[segundos] =&gt; inicio = 0 duracao = 0</text:p>
      <text:p text:style-name="P13">2504 Segundos = 36 programa[segundos] =&gt; inicio = 0 duracao = 0</text:p>
      <text:p text:style-name="P13">2504 Segundos = 37 programa[segundos] =&gt; inicio = 0 duracao = 0</text:p>
      <text:p text:style-name="P13">2504 Segundos = 38 programa[segundos] =&gt; inicio = 0 duracao = 0</text:p>
      <text:p text:style-name="P13">2504 Segundos = 39 programa[segundos] =&gt; inicio = 0 duracao = 0</text:p>
      <text:p text:style-name="P13"/>
      <text:p text:style-name="P15">Conclusao:</text:p>
      <text:p text:style-name="P16">Um escalonador RealTime implica em que um determinado programa deve ser executado quando for necessario, pelo tempo necessario. Dessa forma, sistemas que possuem processos de extrema importância são mantidos sem correr risco de não serem executados. <text:line-break/>Podemos evidenciar no programa que os processos foram executados na ordem e pela quantidade de tempo necessarias de acordo com suas especificaco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4:38:38.072097798</meta:creation-date>
    <dc:date>2019-10-28T23:22:31.777577757</dc:date>
    <meta:editing-duration>PT9M43S</meta:editing-duration>
    <meta:editing-cycles>2</meta:editing-cycles>
    <meta:generator>LibreOffice/6.0.7.3$Linux_X86_64 LibreOffice_project/00m0$Build-3</meta:generator>
    <meta:document-statistic meta:table-count="0" meta:image-count="0" meta:object-count="0" meta:page-count="15" meta:paragraph-count="377" meta:word-count="3420" meta:character-count="19047" meta:non-whitespace-character-count="15997"/>
  </office:meta>
</office:document-meta>
</file>